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4fa6" officeooo:paragraph-rsid="00064fa6"/>
    </style:style>
    <style:style style:name="P2" style:family="paragraph" style:parent-style-name="Standard">
      <style:text-properties officeooo:rsid="0006ce5d" officeooo:paragraph-rsid="0006ce5d"/>
    </style:style>
    <style:style style:name="P3" style:family="paragraph" style:parent-style-name="Standard">
      <style:text-properties officeooo:rsid="0008878c" officeooo:paragraph-rsid="00088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s:</text:p>
      <text:p text:style-name="P1"/>
      <text:p text:style-name="P1">8 Instructors</text:p>
      <text:p text:style-name="P1">50 Students</text:p>
      <text:p text:style-name="P1">Click-Select Method</text:p>
      <text:p text:style-name="P1">Cursor-originated menus</text:p>
      <text:p text:style-name="P2">Navigate by Instructor</text:p>
      <text:p text:style-name="P3">Menu sound eff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0:43:23.743903185</meta:creation-date>
    <dc:date>2018-12-19T20:46:11.377358345</dc:date>
    <meta:editing-duration>PT2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5" meta:character-count="115" meta:non-whitespace-character-count="107"/>
  </office:meta>
</office:document-meta>
</file>